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BHBPYHI0GDW7lD61fico_4DoPOcif6UIpUIF2bIoeeEbfBS0huGNajMWXwPBH5GJOS4FPDSEP0mJvPe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6:13:35.268825316</meta:creation-date>
    <dc:date>2025-04-10T16:15:34.389318386</dc:date>
    <meta:editing-duration>PT2M2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7.3.7.2$Linux_X86_64 LibreOffice_project/30$Build-2</meta:generator>
  </office:meta>
</office:document-meta>
</file>